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20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1"/>
        <table:table-column table:style-name="co5" table:default-cell-style-name="ce3"/>
        <table:table-column table:style-name="co3" table:default-cell-style-name="ce10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février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6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1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6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1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4" office:value-type="float" office:value="1258841" calcext:value-type="float">
            <text:p>1258841</text:p>
          </table:table-cell>
          <table:table-cell table:style-name="ce7" office:value-type="date" office:date-value="2018-02-26" calcext:value-type="date">
            <text:p>26-févr.-2018</text:p>
          </table:table-cell>
          <table:table-cell table:style-name="ce8" office:value-type="string" calcext:value-type="string">
            <text:p>EXPERTMED SOLUTIONS INC.</text:p>
          </table:table-cell>
          <table:table-cell/>
          <table:table-cell table:style-name="ce12" office:value-type="float" office:value="419.95" calcext:value-type="float">
            <text:p>419,95</text:p>
          </table:table-cell>
          <table:table-cell table:style-name="ce8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561" calcext:value-type="float">
            <text:p>1257561</text:p>
          </table:table-cell>
          <table:table-cell table:style-name="ce7" office:value-type="date" office:date-value="2018-02-19" calcext:value-type="date">
            <text:p>19-févr.-2018</text:p>
          </table:table-cell>
          <table:table-cell table:style-name="ce8" office:value-type="string" calcext:value-type="string">
            <text:p>L'AIDE A L'AUTONOMIE PHYSIQUE ET PROFESSIONNELLE</text:p>
          </table:table-cell>
          <table:table-cell/>
          <table:table-cell table:style-name="ce12" office:value-type="float" office:value="1102.37" calcext:value-type="float">
            <text:p>1 102,37</text:p>
          </table:table-cell>
          <table:table-cell table:style-name="ce8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079" calcext:value-type="float">
            <text:p>1257079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LES EDITIONS YVON BLAIS INC</text:p>
          </table:table-cell>
          <table:table-cell/>
          <table:table-cell table:style-name="ce12" office:value-type="float" office:value="137" calcext:value-type="float">
            <text:p>137,00</text:p>
          </table:table-cell>
          <table:table-cell table:style-name="ce8" office:value-type="string" calcext:value-type="string">
            <text:p>Mise à jour de lo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926" calcext:value-type="float">
            <text:p>1258926</text:p>
          </table:table-cell>
          <table:table-cell table:style-name="ce7" office:value-type="date" office:date-value="2018-02-26" calcext:value-type="date">
            <text:p>26-févr.-2018</text:p>
          </table:table-cell>
          <table:table-cell table:style-name="ce8"/>
          <table:table-cell/>
          <table:table-cell table:style-name="ce12" office:value-type="float" office:value="95" calcext:value-type="float">
            <text:p>95,00</text:p>
          </table:table-cell>
          <table:table-cell table:style-name="ce8" office:value-type="string" calcext:value-type="string">
            <text:p>Formation en développement interpersonnel et relationn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789" calcext:value-type="float">
            <text:p>1255789</text:p>
          </table:table-cell>
          <table:table-cell table:style-name="ce7" office:value-type="date" office:date-value="2018-02-09" calcext:value-type="date">
            <text:p>9-févr.-2018</text:p>
          </table:table-cell>
          <table:table-cell table:style-name="ce8" office:value-type="string" calcext:value-type="string">
            <text:p>TRAUMA-SECOURS INC.</text:p>
          </table:table-cell>
          <table:table-cell/>
          <table:table-cell table:style-name="ce12" office:value-type="float" office:value="80.73" calcext:value-type="float">
            <text:p>80,73</text:p>
          </table:table-cell>
          <table:table-cell table:style-name="ce8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4" office:value-type="float" office:value="1253766" calcext:value-type="float">
            <text:p>1253766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 office:value-type="string" calcext:value-type="string">
            <text:p>ADDISON ELECTRONIQUE MONTREAL</text:p>
          </table:table-cell>
          <table:table-cell/>
          <table:table-cell table:style-name="ce12" office:value-type="float" office:value="26.24" calcext:value-type="float">
            <text:p>26,24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561" calcext:value-type="float">
            <text:p>1253561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 office:value-type="string" calcext:value-type="string">
            <text:p>ALBERT VIAU DIVISION EMCO CORP</text:p>
          </table:table-cell>
          <table:table-cell table:style-name="ce9"/>
          <table:table-cell table:style-name="ce12" office:value-type="float" office:value="104.37" calcext:value-type="float">
            <text:p>104,37</text:p>
          </table:table-cell>
          <table:table-cell table:style-name="ce8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144" calcext:value-type="float">
            <text:p>1257144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BUREAU EN GROS</text:p>
          </table:table-cell>
          <table:table-cell table:style-name="ce4"/>
          <table:table-cell table:style-name="ce12" office:value-type="float" office:value="94.8" calcext:value-type="float">
            <text:p>94,80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066" calcext:value-type="float">
            <text:p>1259066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DEMIX AGREGAT</text:p>
          </table:table-cell>
          <table:table-cell table:style-name="ce4"/>
          <table:table-cell table:style-name="ce12" office:value-type="float" office:value="1239.77" calcext:value-type="float">
            <text:p>1 239,77</text:p>
          </table:table-cell>
          <table:table-cell table:style-name="ce8" office:value-type="string" calcext:value-type="string">
            <text:p>Sel de déglaçage, abrasif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314" calcext:value-type="float">
            <text:p>1256314</text:p>
          </table:table-cell>
          <table:table-cell table:style-name="ce7" office:value-type="date" office:date-value="2018-02-13" calcext:value-type="date">
            <text:p>13-févr.-2018</text:p>
          </table:table-cell>
          <table:table-cell table:style-name="ce8" office:value-type="string" calcext:value-type="string">
            <text:p>ENTRAC INC.</text:p>
          </table:table-cell>
          <table:table-cell table:style-name="ce4"/>
          <table:table-cell table:style-name="ce12" office:value-type="float" office:value="3149.62" calcext:value-type="float">
            <text:p>3 149,62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621" calcext:value-type="float">
            <text:p>1253621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 office:value-type="string" calcext:value-type="string">
            <text:p>ETL ELECTRONIQUE LTEE</text:p>
          </table:table-cell>
          <table:table-cell table:style-name="ce4"/>
          <table:table-cell table:style-name="ce12" office:value-type="float" office:value="314.96" calcext:value-type="float">
            <text:p>314,96</text:p>
          </table:table-cell>
          <table:table-cell table:style-name="ce8" office:value-type="string" calcext:value-type="string">
            <text:p>Location - 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905" calcext:value-type="float">
            <text:p>1258905</text:p>
          </table:table-cell>
          <table:table-cell table:style-name="ce7" office:value-type="date" office:date-value="2018-02-26" calcext:value-type="date">
            <text:p>26-févr.-2018</text:p>
          </table:table-cell>
          <table:table-cell table:style-name="ce8"/>
          <table:table-cell table:style-name="ce4"/>
          <table:table-cell table:style-name="ce12" office:value-type="float" office:value="393.38" calcext:value-type="float">
            <text:p>393,38</text:p>
          </table:table-cell>
          <table:table-cell table:style-name="ce8" office:value-type="string" calcext:value-type="string">
            <text:p>Location - Équipement de localisation, mesur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787" calcext:value-type="float">
            <text:p>1256787</text:p>
          </table:table-cell>
          <table:table-cell table:style-name="ce7" office:value-type="date" office:date-value="2018-02-15" calcext:value-type="date">
            <text:p>15-févr.-2018</text:p>
          </table:table-cell>
          <table:table-cell table:style-name="ce8" office:value-type="string" calcext:value-type="string">
            <text:p>INTER PROPANE INC.</text:p>
          </table:table-cell>
          <table:table-cell table:style-name="ce4"/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Propan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8936" calcext:value-type="float">
            <text:p>1248936</text:p>
          </table:table-cell>
          <table:table-cell table:style-name="ce7" office:value-type="date" office:date-value="2018-02-21" calcext:value-type="date">
            <text:p>21-févr.-2018</text:p>
          </table:table-cell>
          <table:table-cell table:style-name="ce8" office:value-type="string" calcext:value-type="string">
            <text:p>MULTI-PRESSIONS L.C. INC.</text:p>
          </table:table-cell>
          <table:table-cell table:style-name="ce4"/>
          <table:table-cell table:style-name="ce12" office:value-type="float" office:value="2.62" calcext:value-type="float">
            <text:p>2,62</text:p>
          </table:table-cell>
          <table:table-cell table:style-name="ce8" office:value-type="string" calcext:value-type="string">
            <text:p>Réparation/Entretien - Machine et équip. de constru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649" calcext:value-type="float">
            <text:p>1252649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RICCI, TEASDALE HUISSIERS DE JUSTICE INC.</text:p>
          </table:table-cell>
          <table:table-cell table:style-name="ce4"/>
          <table:table-cell table:style-name="ce12" office:value-type="float" office:value="1049.87" calcext:value-type="float">
            <text:p>1 049,87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701" calcext:value-type="float">
            <text:p>1255701</text:p>
          </table:table-cell>
          <table:table-cell table:style-name="ce7" office:value-type="date" office:date-value="2018-02-09" calcext:value-type="date">
            <text:p>9-févr.-2018</text:p>
          </table:table-cell>
          <table:table-cell table:style-name="ce8" office:value-type="string" calcext:value-type="string">
            <text:p>SERVICES MATREC INC.</text:p>
          </table:table-cell>
          <table:table-cell table:style-name="ce4"/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564" calcext:value-type="float">
            <text:p>1253564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 office:value-type="string" calcext:value-type="string">
            <text:p>SIFOREX</text:p>
          </table:table-cell>
          <table:table-cell/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Travaux de perçage de condui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422" calcext:value-type="float">
            <text:p>1234422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TECH-MIX</text:p>
          </table:table-cell>
          <table:table-cell table:style-name="ce4" office:value-type="float" office:value="1200218" calcext:value-type="float">
            <text:p>1200218</text:p>
          </table:table-cell>
          <table:table-cell table:style-name="ce12" office:value-type="float" office:value="3685.59" calcext:value-type="float">
            <text:p>3 685,59</text:p>
          </table:table-cell>
          <table:table-cell table:style-name="ce8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337" calcext:value-type="float">
            <text:p>1256337</text:p>
          </table:table-cell>
          <table:table-cell table:style-name="ce7" office:value-type="date" office:date-value="2018-02-13" calcext:value-type="date">
            <text:p>13-févr.-2018</text:p>
          </table:table-cell>
          <table:table-cell table:style-name="ce8" office:value-type="string" calcext:value-type="string">
            <text:p>TELTECH TELECOMMUNICATION INC.</text:p>
          </table:table-cell>
          <table:table-cell table:style-name="ce4" office:value-type="float" office:value="1225128" calcext:value-type="float">
            <text:p>1225128</text:p>
          </table:table-cell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Location - 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989" calcext:value-type="float">
            <text:p>1257989</text:p>
          </table:table-cell>
          <table:table-cell table:style-name="ce7" office:value-type="date" office:date-value="2018-02-21" calcext:value-type="date">
            <text:p>21-févr.-2018</text:p>
          </table:table-cell>
          <table:table-cell table:style-name="ce8" office:value-type="string" calcext:value-type="string">
            <text:p>U. CAYOUETTE INC.</text:p>
          </table:table-cell>
          <table:table-cell/>
          <table:table-cell table:style-name="ce12" office:value-type="float" office:value="66.12" calcext:value-type="float">
            <text:p>66,12</text:p>
          </table:table-cell>
          <table:table-cell table:style-name="ce8" office:value-type="string" calcext:value-type="string">
            <text:p>Appareil et système de ventil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991" calcext:value-type="float">
            <text:p>1257991</text:p>
          </table:table-cell>
          <table:table-cell table:style-name="ce7" office:value-type="date" office:date-value="2018-02-21" calcext:value-type="date">
            <text:p>21-févr.-2018</text:p>
          </table:table-cell>
          <table:table-cell table:style-name="ce8"/>
          <table:table-cell/>
          <table:table-cell table:style-name="ce12" office:value-type="float" office:value="346.35" calcext:value-type="float">
            <text:p>346,35</text:p>
          </table:table-cell>
          <table:table-cell table:style-name="ce8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741" calcext:value-type="float">
            <text:p>1253741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 office:value-type="string" calcext:value-type="string">
            <text:p>VIA PREVENTION</text:p>
          </table:table-cell>
          <table:table-cell/>
          <table:table-cell table:style-name="ce12" office:value-type="float" office:value="3149.62" calcext:value-type="float">
            <text:p>3 149,62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4" office:value-type="float" office:value="1255125" calcext:value-type="float">
            <text:p>1255125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9365-0513 QUEBEC INC.</text:p>
          </table:table-cell>
          <table:table-cell/>
          <table:table-cell table:style-name="ce12" office:value-type="float" office:value="3149.62" calcext:value-type="float">
            <text:p>3 149,62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649" calcext:value-type="float">
            <text:p>1254649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BOO! DESIGN INC.</text:p>
          </table:table-cell>
          <table:table-cell/>
          <table:table-cell table:style-name="ce12" office:value-type="float" office:value="5774.31" calcext:value-type="float">
            <text:p>5 774,31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187" calcext:value-type="float">
            <text:p>1257187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HYPOCRITE COMMUNICATION INC.</text:p>
          </table:table-cell>
          <table:table-cell/>
          <table:table-cell table:style-name="ce12" office:value-type="float" office:value="456.57" calcext:value-type="float">
            <text:p>456,57</text:p>
          </table:table-cell>
          <table:table-cell table:style-name="ce8" office:value-type="string" calcext:value-type="string">
            <text:p>Service - Agence de publicité, promo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744" calcext:value-type="float">
            <text:p>1258744</text:p>
          </table:table-cell>
          <table:table-cell table:style-name="ce7" office:value-type="date" office:date-value="2018-02-26" calcext:value-type="date">
            <text:p>26-févr.-2018</text:p>
          </table:table-cell>
          <table:table-cell table:style-name="ce8" office:value-type="string" calcext:value-type="string">
            <text:p>ISABEL MASSEY MARKETING INC.</text:p>
          </table:table-cell>
          <table:table-cell/>
          <table:table-cell table:style-name="ce12" office:value-type="float" office:value="8430.49" calcext:value-type="float">
            <text:p>8 430,49</text:p>
          </table:table-cell>
          <table:table-cell table:style-name="ce8" office:value-type="string" calcext:value-type="string">
            <text:p>Service - Agence de publicité, promo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104" calcext:value-type="float">
            <text:p>1255104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JEAN BEAUDIN</text:p>
          </table:table-cell>
          <table:table-cell/>
          <table:table-cell table:style-name="ce12" office:value-type="float" office:value="5249.37" calcext:value-type="float">
            <text:p>5 249,37</text:p>
          </table:table-cell>
          <table:table-cell table:style-name="ce8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140" calcext:value-type="float">
            <text:p>1255140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LAMCOM TECHNOLOGIES INC.</text:p>
          </table:table-cell>
          <table:table-cell/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144" calcext:value-type="float">
            <text:p>1255144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LE DIPLOMATE AUDIOVISUEL</text:p>
          </table:table-cell>
          <table:table-cell/>
          <table:table-cell table:style-name="ce12" office:value-type="float" office:value="5249.37" calcext:value-type="float">
            <text:p>5 249,37</text:p>
          </table:table-cell>
          <table:table-cell table:style-name="ce8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83" calcext:value-type="float">
            <text:p>1255483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LES MORDUS DE LA LANGUE INC.</text:p>
          </table:table-cell>
          <table:table-cell table:style-name="ce4"/>
          <table:table-cell table:style-name="ce12" office:value-type="float" office:value="3149.62" calcext:value-type="float">
            <text:p>3 149,62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084" calcext:value-type="float">
            <text:p>1255084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LES TRADUCTIONS TERRY KNOWLES INC.</text:p>
          </table:table-cell>
          <table:table-cell table:style-name="ce4"/>
          <table:table-cell table:style-name="ce12" office:value-type="float" office:value="5249.37" calcext:value-type="float">
            <text:p>5 249,37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650" calcext:value-type="float">
            <text:p>1257650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PUBLICATION 9417</text:p>
          </table:table-cell>
          <table:table-cell table:style-name="ce4"/>
          <table:table-cell table:style-name="ce12" office:value-type="float" office:value="1196.86" calcext:value-type="float">
            <text:p>1 196,86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39" calcext:value-type="float">
            <text:p>1255439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12" office:value-type="float" office:value="3149.62" calcext:value-type="float">
            <text:p>3 149,62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063" calcext:value-type="float">
            <text:p>1255063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TABASKO COMMUNICATIONS INC.</text:p>
          </table:table-cell>
          <table:table-cell table:style-name="ce4"/>
          <table:table-cell table:style-name="ce12" office:value-type="float" office:value="5249.37" calcext:value-type="float">
            <text:p>5 249,37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4" office:value-type="float" office:value="1255303" calcext:value-type="float">
            <text:p>1255303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CUISINE-ATOUT E/SE D'INSERTION INC.</text:p>
          </table:table-cell>
          <table:table-cell table:style-name="ce4"/>
          <table:table-cell table:style-name="ce12" office:value-type="float" office:value="228.4" calcext:value-type="float">
            <text:p>228,40</text:p>
          </table:table-cell>
          <table:table-cell table:style-name="ce8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413" calcext:value-type="float">
            <text:p>1258413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HOPITAL VETERINAIRE SHERWOOD PARK</text:p>
          </table:table-cell>
          <table:table-cell table:style-name="ce4"/>
          <table:table-cell table:style-name="ce12" office:value-type="float" office:value="5249.37" calcext:value-type="float">
            <text:p>5 249,37</text:p>
          </table:table-cell>
          <table:table-cell table:style-name="ce8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14" calcext:value-type="float">
            <text:p>1255414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12" office:value-type="float" office:value="1299.75" calcext:value-type="float">
            <text:p>1 299,75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043" calcext:value-type="float">
            <text:p>1257043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ZESTE DU MONDE</text:p>
          </table:table-cell>
          <table:table-cell/>
          <table:table-cell table:style-name="ce12" office:value-type="float" office:value="228.35" calcext:value-type="float">
            <text:p>228,35</text:p>
          </table:table-cell>
          <table:table-cell table:style-name="ce8" office:value-type="string" calcext:value-type="string">
            <text:p>Service – Trait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4" office:value-type="float" office:value="1257209" calcext:value-type="float">
            <text:p>1257209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CLOTURE SECUR</text:p>
          </table:table-cell>
          <table:table-cell table:style-name="ce4"/>
          <table:table-cell table:style-name="ce12" office:value-type="float" office:value="10498.75" calcext:value-type="float">
            <text:p>10 498,75</text:p>
          </table:table-cell>
          <table:table-cell table:style-name="ce8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347" calcext:value-type="float">
            <text:p>1252347</text:p>
          </table:table-cell>
          <table:table-cell table:style-name="ce7" office:value-type="date" office:date-value="2018-02-02" calcext:value-type="date">
            <text:p>2-févr.-2018</text:p>
          </table:table-cell>
          <table:table-cell table:style-name="ce8" office:value-type="string" calcext:value-type="string">
            <text:p>DEVELOTECH INC.</text:p>
          </table:table-cell>
          <table:table-cell table:style-name="ce9"/>
          <table:table-cell table:style-name="ce12" office:value-type="float" office:value="18897.75" calcext:value-type="float">
            <text:p>18 897,75</text:p>
          </table:table-cell>
          <table:table-cell table:style-name="ce8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102" calcext:value-type="float">
            <text:p>1257102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GROUPE SDM INC</text:p>
          </table:table-cell>
          <table:table-cell table:style-name="ce4"/>
          <table:table-cell table:style-name="ce12" office:value-type="float" office:value="10498.75" calcext:value-type="float">
            <text:p>10 498,75</text:p>
          </table:table-cell>
          <table:table-cell table:style-name="ce8" office:value-type="string" calcext:value-type="string">
            <text:p>Service - Déglaçage et nettoyage de condui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955" calcext:value-type="float">
            <text:p>1257955</text:p>
          </table:table-cell>
          <table:table-cell table:style-name="ce7" office:value-type="date" office:date-value="2018-02-21" calcext:value-type="date">
            <text:p>21-févr.-2018</text:p>
          </table:table-cell>
          <table:table-cell table:style-name="ce8" office:value-type="string" calcext:value-type="string">
            <text:p>GROUPE SECURITE C.L.B. INC.</text:p>
          </table:table-cell>
          <table:table-cell table:style-name="ce9"/>
          <table:table-cell table:style-name="ce12" office:value-type="float" office:value="472.97" calcext:value-type="float">
            <text:p>472,97</text:p>
          </table:table-cell>
          <table:table-cell table:style-name="ce8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096" calcext:value-type="float">
            <text:p>1257096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LAFARGE CANADA INC</text:p>
          </table:table-cell>
          <table:table-cell table:style-name="ce4" office:value-type="float" office:value="1195735" calcext:value-type="float">
            <text:p>1195735</text:p>
          </table:table-cell>
          <table:table-cell table:style-name="ce12" office:value-type="float" office:value="15254.68" calcext:value-type="float">
            <text:p>15 254,68</text:p>
          </table:table-cell>
          <table:table-cell table:style-name="ce8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342" calcext:value-type="float">
            <text:p>1252342</text:p>
          </table:table-cell>
          <table:table-cell table:style-name="ce7" office:value-type="date" office:date-value="2018-02-02" calcext:value-type="date">
            <text:p>2-févr.-2018</text:p>
          </table:table-cell>
          <table:table-cell table:style-name="ce8" office:value-type="string" calcext:value-type="string">
            <text:p>MIOVISION TECHNOLOGIES INC.</text:p>
          </table:table-cell>
          <table:table-cell table:style-name="ce9"/>
          <table:table-cell table:style-name="ce12" office:value-type="float" office:value="15748.12" calcext:value-type="float">
            <text:p>15 748,12</text:p>
          </table:table-cell>
          <table:table-cell table:style-name="ce8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071" calcext:value-type="float">
            <text:p>1257071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MONTREAL ELITE SECURITE</text:p>
          </table:table-cell>
          <table:table-cell/>
          <table:table-cell table:style-name="ce12" office:value-type="float" office:value="22826.38" calcext:value-type="float">
            <text:p>22 826,38</text:p>
          </table:table-cell>
          <table:table-cell table:style-name="ce8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236" calcext:value-type="float">
            <text:p>1251236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P2K MONTREAL</text:p>
          </table:table-cell>
          <table:table-cell table:style-name="ce9"/>
          <table:table-cell table:style-name="ce12" office:value-type="float" office:value="1783.42" calcext:value-type="float">
            <text:p>1 783,42</text:p>
          </table:table-cell>
          <table:table-cell table:style-name="ce8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652" calcext:value-type="float">
            <text:p>1253652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 office:value-type="string" calcext:value-type="string">
            <text:p>SERVICES MATREC INC.</text:p>
          </table:table-cell>
          <table:table-cell table:style-name="ce9"/>
          <table:table-cell table:style-name="ce12" office:value-type="float" office:value="629.92" calcext:value-type="float">
            <text:p>629,92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660" calcext:value-type="float">
            <text:p>1253660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/>
          <table:table-cell/>
          <table:table-cell table:style-name="ce12" office:value-type="float" office:value="629.92" calcext:value-type="float">
            <text:p>629,92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3691" calcext:value-type="float">
            <text:p>1253691</text:p>
          </table:table-cell>
          <table:table-cell table:style-name="ce7" office:value-type="date" office:date-value="2018-02-01" calcext:value-type="date">
            <text:p>1-févr.-2018</text:p>
          </table:table-cell>
          <table:table-cell table:style-name="ce8"/>
          <table:table-cell table:style-name="ce4"/>
          <table:table-cell table:style-name="ce12" office:value-type="float" office:value="629.92" calcext:value-type="float">
            <text:p>629,92</text:p>
          </table:table-cell>
          <table:table-cell table:style-name="ce8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2338" calcext:value-type="float">
            <text:p>1252338</text:p>
          </table:table-cell>
          <table:table-cell table:style-name="ce7" office:value-type="date" office:date-value="2018-02-02" calcext:value-type="date">
            <text:p>2-févr.-2018</text:p>
          </table:table-cell>
          <table:table-cell table:style-name="ce8" office:value-type="string" calcext:value-type="string">
            <text:p>TRAFFIC LOGIX CORPORATION</text:p>
          </table:table-cell>
          <table:table-cell table:style-name="ce4"/>
          <table:table-cell table:style-name="ce12" office:value-type="float" office:value="22572.31" calcext:value-type="float">
            <text:p>22 572,31</text:p>
          </table:table-cell>
          <table:table-cell table:style-name="ce8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4" office:value-type="float" office:value="1258827" calcext:value-type="float">
            <text:p>1258827</text:p>
          </table:table-cell>
          <table:table-cell table:style-name="ce7" office:value-type="date" office:date-value="2018-02-26" calcext:value-type="date">
            <text:p>26-févr.-2018</text:p>
          </table:table-cell>
          <table:table-cell table:style-name="ce8" office:value-type="string" calcext:value-type="string">
            <text:p>2946-8980 QUEBEC INC.</text:p>
          </table:table-cell>
          <table:table-cell table:style-name="ce9"/>
          <table:table-cell table:style-name="ce12" office:value-type="float" office:value="1683.91" calcext:value-type="float">
            <text:p>1 683,91</text:p>
          </table:table-cell>
          <table:table-cell table:style-name="ce8" office:value-type="string" calcext:value-type="string">
            <text:p>Service - Signal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543" calcext:value-type="float">
            <text:p>1255543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CONFIDENTIEL DECHIQUETAGE DE DOC INC.</text:p>
          </table:table-cell>
          <table:table-cell table:style-name="ce9"/>
          <table:table-cell table:style-name="ce12" office:value-type="float" office:value="524.94" calcext:value-type="float">
            <text:p>524,94</text:p>
          </table:table-cell>
          <table:table-cell table:style-name="ce8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527" calcext:value-type="float">
            <text:p>1255527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L'ASS. DE TAXI DIAMOND DE MTL LTEE</text:p>
          </table:table-cell>
          <table:table-cell/>
          <table:table-cell table:style-name="ce12" office:value-type="float" office:value="209.97" calcext:value-type="float">
            <text:p>209,97</text:p>
          </table:table-cell>
          <table:table-cell table:style-name="ce8" office:value-type="string" calcext:value-type="string">
            <text:p>Service - Tax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95385" calcext:value-type="float">
            <text:p>1195385</text:p>
          </table:table-cell>
          <table:table-cell table:style-name="ce7" office:value-type="date" office:date-value="2018-02-19" calcext:value-type="date">
            <text:p>19-févr.-2018</text:p>
          </table:table-cell>
          <table:table-cell table:style-name="ce8" office:value-type="string" calcext:value-type="string">
            <text:p>LOCATION SAUVAGEAU INC.</text:p>
          </table:table-cell>
          <table:table-cell table:style-name="ce4"/>
          <table:table-cell table:style-name="ce12" office:value-type="float" office:value="2191.73" calcext:value-type="float">
            <text:p>2 191,73</text:p>
          </table:table-cell>
          <table:table-cell table:style-name="ce8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57" calcext:value-type="float">
            <text:p>1255357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12" office:value-type="float" office:value="2362.22" calcext:value-type="float">
            <text:p>2 362,22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69" calcext:value-type="float">
            <text:p>1255369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/>
          <table:table-cell table:style-name="ce4" office:value-type="float" office:value="1137408" calcext:value-type="float">
            <text:p>1137408</text:p>
          </table:table-cell>
          <table:table-cell table:style-name="ce12" office:value-type="float" office:value="1574.81" calcext:value-type="float">
            <text:p>1 574,81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964" calcext:value-type="float">
            <text:p>1257964</text:p>
          </table:table-cell>
          <table:table-cell table:style-name="ce7" office:value-type="date" office:date-value="2018-02-21" calcext:value-type="date">
            <text:p>21-févr.-2018</text:p>
          </table:table-cell>
          <table:table-cell table:style-name="ce8" office:value-type="string" calcext:value-type="string">
            <text:p>SISCA SOLUTIONS D'AFFAIRES CANADA INC.</text:p>
          </table:table-cell>
          <table:table-cell/>
          <table:table-cell table:style-name="ce12" office:value-type="float" office:value="1364.84" calcext:value-type="float">
            <text:p>1 364,84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float" office:value="1256444" calcext:value-type="float">
            <text:p>1256444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A.D.I. ART DESIGN INTERNATIONAL INC.</text:p>
          </table:table-cell>
          <table:table-cell/>
          <table:table-cell table:style-name="ce12" office:value-type="float" office:value="1719.7" calcext:value-type="float">
            <text:p>1 719,70</text:p>
          </table:table-cell>
          <table:table-cell table:style-name="ce8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719" calcext:value-type="float">
            <text:p>1257719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ADZIF INC.</text:p>
          </table:table-cell>
          <table:table-cell table:style-name="ce4"/>
          <table:table-cell table:style-name="ce12" office:value-type="float" office:value="6846.23" calcext:value-type="float">
            <text:p>6 846,23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67" calcext:value-type="float">
            <text:p>1254167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BIBLIO RPL LTEE</text:p>
          </table:table-cell>
          <table:table-cell table:style-name="ce4"/>
          <table:table-cell table:style-name="ce12" office:value-type="float" office:value="153.37" calcext:value-type="float">
            <text:p>153,37</text:p>
          </table:table-cell>
          <table:table-cell table:style-name="ce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273" calcext:value-type="float">
            <text:p>1255273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/>
          <table:table-cell table:style-name="ce4"/>
          <table:table-cell table:style-name="ce12" office:value-type="float" office:value="270.96" calcext:value-type="float">
            <text:p>270,96</text:p>
          </table:table-cell>
          <table:table-cell table:style-name="ce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30" calcext:value-type="float">
            <text:p>1258230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/>
          <table:table-cell table:style-name="ce4"/>
          <table:table-cell table:style-name="ce12" office:value-type="float" office:value="1100.5" calcext:value-type="float">
            <text:p>1 100,50</text:p>
          </table:table-cell>
          <table:table-cell table:style-name="ce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25525" calcext:value-type="float">
            <text:p>1225525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BRAULT &amp; BOUTHILLIER LTEE</text:p>
          </table:table-cell>
          <table:table-cell table:style-name="ce4"/>
          <table:table-cell table:style-name="ce12" office:value-type="float" office:value="222.6" calcext:value-type="float">
            <text:p>222,60</text:p>
          </table:table-cell>
          <table:table-cell table:style-name="ce8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004" calcext:value-type="float">
            <text:p>1256004</text:p>
          </table:table-cell>
          <table:table-cell table:style-name="ce7" office:value-type="date" office:date-value="2018-02-12" calcext:value-type="date">
            <text:p>12-févr.-2018</text:p>
          </table:table-cell>
          <table:table-cell table:style-name="ce8"/>
          <table:table-cell table:style-name="ce9"/>
          <table:table-cell table:style-name="ce12" office:value-type="float" office:value="397.38" calcext:value-type="float">
            <text:p>397,38</text:p>
          </table:table-cell>
          <table:table-cell table:style-name="ce8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28" calcext:value-type="float">
            <text:p>1258228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/>
          <table:table-cell table:style-name="ce9"/>
          <table:table-cell table:style-name="ce12" office:value-type="float" office:value="432.2" calcext:value-type="float">
            <text:p>432,20</text:p>
          </table:table-cell>
          <table:table-cell table:style-name="ce8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33" calcext:value-type="float">
            <text:p>1258233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CONFIDENTIEL DECHIQUETAGE DE DOC INC.</text:p>
          </table:table-cell>
          <table:table-cell table:style-name="ce9"/>
          <table:table-cell table:style-name="ce12" office:value-type="float" office:value="157.48" calcext:value-type="float">
            <text:p>157,48</text:p>
          </table:table-cell>
          <table:table-cell table:style-name="ce8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447" calcext:value-type="float">
            <text:p>1256447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COOPERATIVE DE L'UNIVERSITE LAVAL</text:p>
          </table:table-cell>
          <table:table-cell table:style-name="ce9"/>
          <table:table-cell table:style-name="ce12" office:value-type="float" office:value="2266.68" calcext:value-type="float">
            <text:p>2 266,68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097" calcext:value-type="float">
            <text:p>1259097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/>
          <table:table-cell table:style-name="ce9"/>
          <table:table-cell table:style-name="ce12" office:value-type="float" office:value="3850.94" calcext:value-type="float">
            <text:p>3 850,94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860" calcext:value-type="float">
            <text:p>1255860</text:p>
          </table:table-cell>
          <table:table-cell table:style-name="ce7" office:value-type="date" office:date-value="2018-02-12" calcext:value-type="date">
            <text:p>12-févr.-2018</text:p>
          </table:table-cell>
          <table:table-cell table:style-name="ce8" office:value-type="string" calcext:value-type="string">
            <text:p>COOP-UQAM</text:p>
          </table:table-cell>
          <table:table-cell/>
          <table:table-cell table:style-name="ce12" office:value-type="float" office:value="168.4" calcext:value-type="float">
            <text:p>168,40</text:p>
          </table:table-cell>
          <table:table-cell table:style-name="ce8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456" calcext:value-type="float">
            <text:p>1254456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CORPORATE EXPRESS CANADA INC.</text:p>
          </table:table-cell>
          <table:table-cell table:style-name="ce4"/>
          <table:table-cell table:style-name="ce12" office:value-type="float" office:value="734.9" calcext:value-type="float">
            <text:p>734,90</text:p>
          </table:table-cell>
          <table:table-cell table:style-name="ce8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74" calcext:value-type="float">
            <text:p>1254174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IDENCO CANADA LTEE</text:p>
          </table:table-cell>
          <table:table-cell/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858" calcext:value-type="float">
            <text:p>1255858</text:p>
          </table:table-cell>
          <table:table-cell table:style-name="ce7" office:value-type="date" office:date-value="2018-02-12" calcext:value-type="date">
            <text:p>12-févr.-2018</text:p>
          </table:table-cell>
          <table:table-cell table:style-name="ce8" office:value-type="string" calcext:value-type="string">
            <text:p>LEE VALLEY TOOLS LTD.</text:p>
          </table:table-cell>
          <table:table-cell table:style-name="ce4"/>
          <table:table-cell table:style-name="ce12" office:value-type="float" office:value="216.65" calcext:value-type="float">
            <text:p>216,65</text:p>
          </table:table-cell>
          <table:table-cell table:style-name="ce8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988" calcext:value-type="float">
            <text:p>1255988</text:p>
          </table:table-cell>
          <table:table-cell table:style-name="ce7" office:value-type="date" office:date-value="2018-02-12" calcext:value-type="date">
            <text:p>12-févr.-2018</text:p>
          </table:table-cell>
          <table:table-cell table:style-name="ce8" office:value-type="string" calcext:value-type="string">
            <text:p>L'EMPREINTE IMPRIMERIE INC.</text:p>
          </table:table-cell>
          <table:table-cell table:style-name="ce9"/>
          <table:table-cell table:style-name="ce12" office:value-type="float" office:value="629.92" calcext:value-type="float">
            <text:p>629,92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989" calcext:value-type="float">
            <text:p>1255989</text:p>
          </table:table-cell>
          <table:table-cell table:style-name="ce7" office:value-type="date" office:date-value="2018-02-12" calcext:value-type="date">
            <text:p>12-févr.-2018</text:p>
          </table:table-cell>
          <table:table-cell table:style-name="ce8"/>
          <table:table-cell/>
          <table:table-cell table:style-name="ce12" office:value-type="float" office:value="1034.13" calcext:value-type="float">
            <text:p>1 034,13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72" calcext:value-type="float">
            <text:p>1254172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MOBICO INC.</text:p>
          </table:table-cell>
          <table:table-cell/>
          <table:table-cell table:style-name="ce12" office:value-type="float" office:value="121.05" calcext:value-type="float">
            <text:p>121,05</text:p>
          </table:table-cell>
          <table:table-cell table:style-name="ce8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857" calcext:value-type="float">
            <text:p>1255857</text:p>
          </table:table-cell>
          <table:table-cell table:style-name="ce7" office:value-type="date" office:date-value="2018-02-12" calcext:value-type="date">
            <text:p>12-févr.-2018</text:p>
          </table:table-cell>
          <table:table-cell table:style-name="ce8" office:value-type="string" calcext:value-type="string">
            <text:p>QUINCAILLERIE COTE DES NEIGES</text:p>
          </table:table-cell>
          <table:table-cell table:style-name="ce4"/>
          <table:table-cell table:style-name="ce12" office:value-type="float" office:value="1154.86" calcext:value-type="float">
            <text:p>1 154,86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39" calcext:value-type="float">
            <text:p>1258239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/>
          <table:table-cell/>
          <table:table-cell table:style-name="ce12" office:value-type="float" office:value="314.96" calcext:value-type="float">
            <text:p>314,96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32" calcext:value-type="float">
            <text:p>1258232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ROULEAUX DE PAPIER &amp; RUBANS J.L. INC.</text:p>
          </table:table-cell>
          <table:table-cell table:style-name="ce4"/>
          <table:table-cell table:style-name="ce12" office:value-type="float" office:value="705.52" calcext:value-type="float">
            <text:p>705,52</text:p>
          </table:table-cell>
          <table:table-cell table:style-name="ce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4" office:value-type="float" office:value="1255861" calcext:value-type="float">
            <text:p>1255861</text:p>
          </table:table-cell>
          <table:table-cell table:style-name="ce7" office:value-type="date" office:date-value="2018-02-12" calcext:value-type="date">
            <text:p>12-févr.-2018</text:p>
          </table:table-cell>
          <table:table-cell table:style-name="ce8" office:value-type="string" calcext:value-type="string">
            <text:p>SOLOTECH INC</text:p>
          </table:table-cell>
          <table:table-cell table:style-name="ce4"/>
          <table:table-cell table:style-name="ce12" office:value-type="float" office:value="1551.31" calcext:value-type="float">
            <text:p>1 551,31</text:p>
          </table:table-cell>
          <table:table-cell table:style-name="ce8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717" calcext:value-type="float">
            <text:p>1257717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/>
          <table:table-cell table:style-name="ce9"/>
          <table:table-cell table:style-name="ce12" office:value-type="float" office:value="1610.91" calcext:value-type="float">
            <text:p>1 610,91</text:p>
          </table:table-cell>
          <table:table-cell table:style-name="ce8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052" calcext:value-type="float">
            <text:p>1259052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/>
          <table:table-cell table:style-name="ce9"/>
          <table:table-cell table:style-name="ce12" office:value-type="float" office:value="1789.78" calcext:value-type="float">
            <text:p>1 789,78</text:p>
          </table:table-cell>
          <table:table-cell table:style-name="ce8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71" calcext:value-type="float">
            <text:p>1254171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TECHNO-GESTASS LTEE</text:p>
          </table:table-cell>
          <table:table-cell table:style-name="ce9"/>
          <table:table-cell table:style-name="ce12" office:value-type="float" office:value="189.26" calcext:value-type="float">
            <text:p>189,26</text:p>
          </table:table-cell>
          <table:table-cell table:style-name="ce8" office:value-type="string" calcext:value-type="string">
            <text:p>Matériel pour communication graph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639" calcext:value-type="float">
            <text:p>1255639</text:p>
          </table:table-cell>
          <table:table-cell table:style-name="ce7" office:value-type="date" office:date-value="2018-02-09" calcext:value-type="date">
            <text:p>9-févr.-2018</text:p>
          </table:table-cell>
          <table:table-cell table:style-name="ce8" office:value-type="string" calcext:value-type="string">
            <text:p>TOSHIBA SOLUTIONS D'AFFAIRES</text:p>
          </table:table-cell>
          <table:table-cell table:style-name="ce4"/>
          <table:table-cell table:style-name="ce12" office:value-type="float" office:value="8514.49" calcext:value-type="float">
            <text:p>8 514,49</text:p>
          </table:table-cell>
          <table:table-cell table:style-name="ce8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66" calcext:value-type="float">
            <text:p>1254166</text:p>
          </table:table-cell>
          <table:table-cell table:style-name="ce7" office:value-type="date" office:date-value="2018-02-26" calcext:value-type="date">
            <text:p>26-févr.-2018</text:p>
          </table:table-cell>
          <table:table-cell table:style-name="ce8" office:value-type="string" calcext:value-type="string">
            <text:p>ULINE CANADA</text:p>
          </table:table-cell>
          <table:table-cell table:style-name="ce4"/>
          <table:table-cell table:style-name="ce12" office:value-type="float" office:value="325.88" calcext:value-type="float">
            <text:p>325,88</text:p>
          </table:table-cell>
          <table:table-cell table:style-name="ce8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35" calcext:value-type="float">
            <text:p>1258235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/>
          <table:table-cell/>
          <table:table-cell table:style-name="ce12" office:value-type="float" office:value="312.11" calcext:value-type="float">
            <text:p>312,11</text:p>
          </table:table-cell>
          <table:table-cell table:style-name="ce8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274" calcext:value-type="float">
            <text:p>1255274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VIDEOTRON S.E.N.C</text:p>
          </table:table-cell>
          <table:table-cell table:style-name="ce4"/>
          <table:table-cell table:style-name="ce12" office:value-type="float" office:value="1049.87" calcext:value-type="float">
            <text:p>1 049,87</text:p>
          </table:table-cell>
          <table:table-cell table:style-name="ce8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276" calcext:value-type="float">
            <text:p>1255276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/>
          <table:table-cell/>
          <table:table-cell table:style-name="ce12" office:value-type="float" office:value="1034.13" calcext:value-type="float">
            <text:p>1 034,13</text:p>
          </table:table-cell>
          <table:table-cell table:style-name="ce8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457" calcext:value-type="float">
            <text:p>1254457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VOXEL FACTORY INC.</text:p>
          </table:table-cell>
          <table:table-cell table:style-name="ce9"/>
          <table:table-cell table:style-name="ce12" office:value-type="float" office:value="626.91" calcext:value-type="float">
            <text:p>626,91</text:p>
          </table:table-cell>
          <table:table-cell table:style-name="ce8" office:value-type="string" calcext:value-type="string">
            <text:p>Encre, to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4" office:value-type="float" office:value="1254697" calcext:value-type="float">
            <text:p>1254697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ENVELOPPE LAURENTIDE INC</text:p>
          </table:table-cell>
          <table:table-cell table:style-name="ce4"/>
          <table:table-cell table:style-name="ce12" office:value-type="float" office:value="419.95" calcext:value-type="float">
            <text:p>419,95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127" calcext:value-type="float">
            <text:p>1258127</text:p>
          </table:table-cell>
          <table:table-cell table:style-name="ce7" office:value-type="date" office:date-value="2018-02-21" calcext:value-type="date">
            <text:p>21-févr.-2018</text:p>
          </table:table-cell>
          <table:table-cell table:style-name="ce8" office:value-type="string" calcext:value-type="string">
            <text:p>HAZMASTERS INC.</text:p>
          </table:table-cell>
          <table:table-cell table:style-name="ce4"/>
          <table:table-cell table:style-name="ce12" office:value-type="float" office:value="218.27" calcext:value-type="float">
            <text:p>218,27</text:p>
          </table:table-cell>
          <table:table-cell table:style-name="ce8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700" calcext:value-type="float">
            <text:p>1254700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MP REPRODUCTIONS INC.</text:p>
          </table:table-cell>
          <table:table-cell table:style-name="ce4"/>
          <table:table-cell table:style-name="ce12" office:value-type="float" office:value="7899.26" calcext:value-type="float">
            <text:p>7 899,26</text:p>
          </table:table-cell>
          <table:table-cell table:style-name="ce8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56" calcext:value-type="float">
            <text:p>1249056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PAQUETTE &amp; ASSOCIES, HUISSIERS DE JUSTICE</text:p>
          </table:table-cell>
          <table:table-cell table:style-name="ce4"/>
          <table:table-cell table:style-name="ce12" office:value-type="float" office:value="1889.77" calcext:value-type="float">
            <text:p>1 889,77</text:p>
          </table:table-cell>
          <table:table-cell table:style-name="ce8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29" calcext:value-type="float">
            <text:p>1255429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12" office:value-type="float" office:value="1137408" calcext:value-type="float">
            <text:p>1 137 408,00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167" calcext:value-type="float">
            <text:p>1247167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LES INSTRUMENTS I.T.M. INC./I.T.M. INSTRUMENTS INC.</text:p>
          </table:table-cell>
          <table:table-cell table:style-name="ce4"/>
          <table:table-cell table:style-name="ce12" office:value-type="float" office:value="1424.89" calcext:value-type="float">
            <text:p>1 424,89</text:p>
          </table:table-cell>
          <table:table-cell table:style-name="ce8" office:value-type="string" calcext:value-type="string">
            <text:p>Fourniture et accessoire scientif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4" office:value-type="float" office:value="1255520" calcext:value-type="float">
            <text:p>1255520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BOUTY INC</text:p>
          </table:table-cell>
          <table:table-cell table:style-name="ce4" office:value-type="float" office:value="1013950" calcext:value-type="float">
            <text:p>1013950</text:p>
          </table:table-cell>
          <table:table-cell table:style-name="ce12" office:value-type="float" office:value="9212.01" calcext:value-type="float">
            <text:p>9 212,01</text:p>
          </table:table-cell>
          <table:table-cell table:style-name="ce8" office:value-type="string" calcext:value-type="string">
            <text:p>Mobilier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09" calcext:value-type="float">
            <text:p>1254109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COMPUGEN INC.</text:p>
          </table:table-cell>
          <table:table-cell table:style-name="ce4"/>
          <table:table-cell table:style-name="ce12" office:value-type="float" office:value="154.31" calcext:value-type="float">
            <text:p>154,31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4" office:value-type="float" office:value="1255297" calcext:value-type="float">
            <text:p>1255297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ACKLANDS - GRAINGER INC.</text:p>
          </table:table-cell>
          <table:table-cell table:style-name="ce4"/>
          <table:table-cell table:style-name="ce12" office:value-type="float" office:value="59.06" calcext:value-type="float">
            <text:p>59,06</text:p>
          </table:table-cell>
          <table:table-cell table:style-name="ce8" office:value-type="string" calcext:value-type="string">
            <text:p>Outil pneumat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603" calcext:value-type="float">
            <text:p>1255603</text:p>
          </table:table-cell>
          <table:table-cell table:style-name="ce7" office:value-type="date" office:date-value="2018-02-09" calcext:value-type="date">
            <text:p>9-févr.-2018</text:p>
          </table:table-cell>
          <table:table-cell table:style-name="ce8" office:value-type="string" calcext:value-type="string">
            <text:p>CEGEP DE SAINT-LAURENT</text:p>
          </table:table-cell>
          <table:table-cell/>
          <table:table-cell table:style-name="ce12" office:value-type="float" office:value="1469.82" calcext:value-type="float">
            <text:p>1 469,82</text:p>
          </table:table-cell>
          <table:table-cell table:style-name="ce8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383" calcext:value-type="float">
            <text:p>1258383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ENTREPRISES FORLINI-DIVISION</text:p>
          </table:table-cell>
          <table:table-cell/>
          <table:table-cell table:style-name="ce12" office:value-type="float" office:value="579.52" calcext:value-type="float">
            <text:p>579,52</text:p>
          </table:table-cell>
          <table:table-cell table:style-name="ce8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518" calcext:value-type="float">
            <text:p>1255518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GESTION NOVAFOR INC.</text:p>
          </table:table-cell>
          <table:table-cell table:style-name="ce4"/>
          <table:table-cell table:style-name="ce12" office:value-type="float" office:value="417.27" calcext:value-type="float">
            <text:p>417,27</text:p>
          </table:table-cell>
          <table:table-cell table:style-name="ce8" office:value-type="string" calcext:value-type="string">
            <text:p>Bottes et accessoires vestimentaire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8-02-09" calcext:value-type="date">
            <text:p>9-févr.-2018</text:p>
          </table:table-cell>
          <table:table-cell table:style-name="ce8"/>
          <table:table-cell/>
          <table:table-cell table:style-name="ce12" office:value-type="float" office:value="2643.82" calcext:value-type="float">
            <text:p>2 643,82</text:p>
          </table:table-cell>
          <table:table-cell table:style-name="ce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30" calcext:value-type="float">
            <text:p>1255330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GROUPE SDM INC</text:p>
          </table:table-cell>
          <table:table-cell table:style-name="ce4"/>
          <table:table-cell table:style-name="ce12" office:value-type="float" office:value="2089.25" calcext:value-type="float">
            <text:p>2 089,25</text:p>
          </table:table-cell>
          <table:table-cell table:style-name="ce8" office:value-type="string" calcext:value-type="string">
            <text:p>Service - Déglaçage et nettoyage de conduit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58" calcext:value-type="float">
            <text:p>1255358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J. CARRIER FOURNITURES INDUSTRIELLES INC.</text:p>
          </table:table-cell>
          <table:table-cell/>
          <table:table-cell table:style-name="ce12" office:value-type="float" office:value="554.61" calcext:value-type="float">
            <text:p>554,61</text:p>
          </table:table-cell>
          <table:table-cell table:style-name="ce8" office:value-type="string" calcext:value-type="string">
            <text:p>Outil à batt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514" calcext:value-type="float">
            <text:p>1255514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JEAN GUGLIA &amp; FILS ENR.</text:p>
          </table:table-cell>
          <table:table-cell table:style-name="ce9"/>
          <table:table-cell table:style-name="ce12" office:value-type="float" office:value="222.79" calcext:value-type="float">
            <text:p>222,79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8-02-08" calcext:value-type="date">
            <text:p>8-févr.-2018</text:p>
          </table:table-cell>
          <table:table-cell table:style-name="ce8"/>
          <table:table-cell/>
          <table:table-cell table:style-name="ce12" office:value-type="float" office:value="2071.45" calcext:value-type="float">
            <text:p>2 071,45</text:p>
          </table:table-cell>
          <table:table-cell table:style-name="ce8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166" calcext:value-type="float">
            <text:p>1256166</text:p>
          </table:table-cell>
          <table:table-cell table:style-name="ce7" office:value-type="date" office:date-value="2018-02-13" calcext:value-type="date">
            <text:p>13-févr.-2018</text:p>
          </table:table-cell>
          <table:table-cell table:style-name="ce8" office:value-type="string" calcext:value-type="string">
            <text:p>LAFARGE CANADA INC</text:p>
          </table:table-cell>
          <table:table-cell table:style-name="ce4" office:value-type="float" office:value="1195735" calcext:value-type="float">
            <text:p>1195735</text:p>
          </table:table-cell>
          <table:table-cell table:style-name="ce12" office:value-type="float" office:value="5339.14" calcext:value-type="float">
            <text:p>5 339,14</text:p>
          </table:table-cell>
          <table:table-cell table:style-name="ce8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74" calcext:value-type="float">
            <text:p>1255474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LE GROUPE J.S.V. INC</text:p>
          </table:table-cell>
          <table:table-cell/>
          <table:table-cell table:style-name="ce12" office:value-type="float" office:value="199.79" calcext:value-type="float">
            <text:p>199,79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8-02-08" calcext:value-type="date">
            <text:p>8-févr.-2018</text:p>
          </table:table-cell>
          <table:table-cell table:style-name="ce8"/>
          <table:table-cell/>
          <table:table-cell table:style-name="ce12" office:value-type="float" office:value="344.57" calcext:value-type="float">
            <text:p>344,57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263" calcext:value-type="float">
            <text:p>1255263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LES MATERIAUX DE CONSTRUCTION R. OLIGNY LTEE</text:p>
          </table:table-cell>
          <table:table-cell table:style-name="ce4"/>
          <table:table-cell table:style-name="ce12" office:value-type="float" office:value="7363.88" calcext:value-type="float">
            <text:p>7 363,88</text:p>
          </table:table-cell>
          <table:table-cell table:style-name="ce8" office:value-type="string" calcext:value-type="string">
            <text:p>Bois de constructios, isolant et matériel de fix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917" calcext:value-type="float">
            <text:p>1257917</text:p>
          </table:table-cell>
          <table:table-cell table:style-name="ce7" office:value-type="date" office:date-value="2018-02-21" calcext:value-type="date">
            <text:p>21-févr.-2018</text:p>
          </table:table-cell>
          <table:table-cell table:style-name="ce8" office:value-type="string" calcext:value-type="string">
            <text:p>LES SCIURES JUTRAS INC.</text:p>
          </table:table-cell>
          <table:table-cell table:style-name="ce9"/>
          <table:table-cell table:style-name="ce12" office:value-type="float" office:value="1889.77" calcext:value-type="float">
            <text:p>1 889,77</text:p>
          </table:table-cell>
          <table:table-cell table:style-name="ce8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584" calcext:value-type="float">
            <text:p>1251584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LOCATION GAMMA INC.</text:p>
          </table:table-cell>
          <table:table-cell/>
          <table:table-cell table:style-name="ce12" office:value-type="float" office:value="524.94" calcext:value-type="float">
            <text:p>524,94</text:p>
          </table:table-cell>
          <table:table-cell table:style-name="ce8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189" calcext:value-type="float">
            <text:p>1257189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MINISTRE DES FINANCES</text:p>
          </table:table-cell>
          <table:table-cell table:style-name="ce4"/>
          <table:table-cell table:style-name="ce12" office:value-type="float" office:value="113" calcext:value-type="float">
            <text:p>113,00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361" calcext:value-type="float">
            <text:p>1259361</text:p>
          </table:table-cell>
          <table:table-cell table:style-name="ce7" office:value-type="date" office:date-value="2018-02-28" calcext:value-type="date">
            <text:p>28-févr.-2018</text:p>
          </table:table-cell>
          <table:table-cell table:style-name="ce8"/>
          <table:table-cell table:style-name="ce4"/>
          <table:table-cell table:style-name="ce12" office:value-type="float" office:value="186" calcext:value-type="float">
            <text:p>186,00</text:p>
          </table:table-cell>
          <table:table-cell table:style-name="ce8" office:value-type="string" calcext:value-type="string">
            <text:p>Renouvellement du certificat des pesticid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771" calcext:value-type="float">
            <text:p>1255771</text:p>
          </table:table-cell>
          <table:table-cell table:style-name="ce7" office:value-type="date" office:date-value="2018-02-09" calcext:value-type="date">
            <text:p>9-févr.-2018</text:p>
          </table:table-cell>
          <table:table-cell table:style-name="ce8" office:value-type="string" calcext:value-type="string">
            <text:p>ONOMAT CANADA INC.</text:p>
          </table:table-cell>
          <table:table-cell table:style-name="ce4"/>
          <table:table-cell table:style-name="ce12" office:value-type="float" office:value="2377.97" calcext:value-type="float">
            <text:p>2 377,97</text:p>
          </table:table-cell>
          <table:table-cell table:style-name="ce8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349" calcext:value-type="float">
            <text:p>1258349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OUTILLAGES EXPRESS</text:p>
          </table:table-cell>
          <table:table-cell/>
          <table:table-cell table:style-name="ce12" office:value-type="float" office:value="2141.59" calcext:value-type="float">
            <text:p>2 141,59</text:p>
          </table:table-cell>
          <table:table-cell table:style-name="ce8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102" calcext:value-type="float">
            <text:p>1259102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PEPINIERES Y. YVON AUCLAIR ET FILS ENR.</text:p>
          </table:table-cell>
          <table:table-cell/>
          <table:table-cell table:style-name="ce12" office:value-type="float" office:value="398.95" calcext:value-type="float">
            <text:p>398,95</text:p>
          </table:table-cell>
          <table:table-cell table:style-name="ce8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07" calcext:value-type="float">
            <text:p>1255407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PPG REVETEMENTS ARCHITECTURAUX CANADA</text:p>
          </table:table-cell>
          <table:table-cell/>
          <table:table-cell table:style-name="ce12" office:value-type="float" office:value="199.16" calcext:value-type="float">
            <text:p>199,16</text:p>
          </table:table-cell>
          <table:table-cell table:style-name="ce8" office:value-type="string" calcext:value-type="string">
            <text:p>Peinture - aérosol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53" calcext:value-type="float">
            <text:p>1255453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PRODUITS SANY</text:p>
          </table:table-cell>
          <table:table-cell/>
          <table:table-cell table:style-name="ce12" office:value-type="float" office:value="509.74" calcext:value-type="float">
            <text:p>509,74</text:p>
          </table:table-cell>
          <table:table-cell table:style-name="ce8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style-name="ce7" office:value-type="date" office:date-value="2018-02-08" calcext:value-type="date">
            <text:p>8-févr.-2018</text:p>
          </table:table-cell>
          <table:table-cell table:style-name="ce8"/>
          <table:table-cell table:style-name="ce4" office:value-type="float" office:value="1048199" calcext:value-type="float">
            <text:p>1048199</text:p>
          </table:table-cell>
          <table:table-cell table:style-name="ce12" office:value-type="float" office:value="61.73" calcext:value-type="float">
            <text:p>61,73</text:p>
          </table:table-cell>
          <table:table-cell table:style-name="ce8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4" office:value-type="float" office:value="1255396" calcext:value-type="float">
            <text:p>1255396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QUINCAILLERIE NOTRE-DAME DE ST-HENRI INC.</text:p>
          </table:table-cell>
          <table:table-cell/>
          <table:table-cell table:style-name="ce12" office:value-type="float" office:value="30.2" calcext:value-type="float">
            <text:p>30,20</text:p>
          </table:table-cell>
          <table:table-cell table:style-name="ce8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438" calcext:value-type="float">
            <text:p>1256438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RENE JUILLET</text:p>
          </table:table-cell>
          <table:table-cell/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Conseiller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588" calcext:value-type="float">
            <text:p>1255588</text:p>
          </table:table-cell>
          <table:table-cell table:style-name="ce7" office:value-type="date" office:date-value="2018-02-09" calcext:value-type="date">
            <text:p>9-févr.-2018</text:p>
          </table:table-cell>
          <table:table-cell table:style-name="ce8" office:value-type="string" calcext:value-type="string">
            <text:p>STE INTERNATIONALE D'ARBORICULTURE QC INC.</text:p>
          </table:table-cell>
          <table:table-cell/>
          <table:table-cell table:style-name="ce12" office:value-type="float" office:value="521.02" calcext:value-type="float">
            <text:p>521,02</text:p>
          </table:table-cell>
          <table:table-cell table:style-name="ce8" office:value-type="string" calcext:value-type="string">
            <text:p>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707" calcext:value-type="float">
            <text:p>1257707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SOLUTIONS ALTERNATIVES ENVIRONNEMENT INC</text:p>
          </table:table-cell>
          <table:table-cell/>
          <table:table-cell table:style-name="ce12" office:value-type="float" office:value="2042.01" calcext:value-type="float">
            <text:p>2 042,01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292" calcext:value-type="float">
            <text:p>1255292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TENAQUIP LIMITED</text:p>
          </table:table-cell>
          <table:table-cell/>
          <table:table-cell table:style-name="ce12" office:value-type="float" office:value="102.03" calcext:value-type="float">
            <text:p>102,03</text:p>
          </table:table-cell>
          <table:table-cell table:style-name="ce8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378" calcext:value-type="float">
            <text:p>1258378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/>
          <table:table-cell/>
          <table:table-cell table:style-name="ce12" office:value-type="float" office:value="590.07" calcext:value-type="float">
            <text:p>590,07</text:p>
          </table:table-cell>
          <table:table-cell table:style-name="ce8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76" calcext:value-type="float">
            <text:p>1255376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WOLSELEY CANADA INC.</text:p>
          </table:table-cell>
          <table:table-cell/>
          <table:table-cell table:style-name="ce12" office:value-type="float" office:value="418.64" calcext:value-type="float">
            <text:p>418,64</text:p>
          </table:table-cell>
          <table:table-cell table:style-name="ce8" office:value-type="string" calcext:value-type="string">
            <text:p>Tuyau d'aquedu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4" office:value-type="float" office:value="1255272" calcext:value-type="float">
            <text:p>1255272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9171-5169 QUEBEC INC.</text:p>
          </table:table-cell>
          <table:table-cell/>
          <table:table-cell table:style-name="ce12" office:value-type="float" office:value="325.46" calcext:value-type="float">
            <text:p>325,46</text:p>
          </table:table-cell>
          <table:table-cell table:style-name="ce8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-CLAUDE</text:p>
          </table:table-cell>
          <table:table-cell table:style-name="ce4" office:value-type="float" office:value="1259096" calcext:value-type="float">
            <text:p>1259096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AUVITEC LTEE</text:p>
          </table:table-cell>
          <table:table-cell/>
          <table:table-cell table:style-name="ce12" office:value-type="float" office:value="2895.56" calcext:value-type="float">
            <text:p>2 895,56</text:p>
          </table:table-cell>
          <table:table-cell table:style-name="ce8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476" calcext:value-type="float">
            <text:p>1258476</text:p>
          </table:table-cell>
          <table:table-cell table:style-name="ce7" office:value-type="date" office:date-value="2018-02-23" calcext:value-type="date">
            <text:p>23-févr.-2018</text:p>
          </table:table-cell>
          <table:table-cell table:style-name="ce8" office:value-type="string" calcext:value-type="string">
            <text:p>CHRISTIAN PAQUIN</text:p>
          </table:table-cell>
          <table:table-cell table:style-name="ce4"/>
          <table:table-cell table:style-name="ce12" office:value-type="float" office:value="8514" calcext:value-type="float">
            <text:p>8 514,00</text:p>
          </table:table-cell>
          <table:table-cell table:style-name="ce8" office:value-type="string" calcext:value-type="string">
            <text:p>Service - Recherche, étude de marché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9092" calcext:value-type="float">
            <text:p>1249092</text:p>
          </table:table-cell>
          <table:table-cell table:style-name="ce7" office:value-type="date" office:date-value="2018-02-19" calcext:value-type="date">
            <text:p>19-févr.-2018</text:p>
          </table:table-cell>
          <table:table-cell table:style-name="ce8" office:value-type="string" calcext:value-type="string">
            <text:p>CIMCO REFRIGERATION</text:p>
          </table:table-cell>
          <table:table-cell/>
          <table:table-cell table:style-name="ce12" office:value-type="float" office:value="5080.35" calcext:value-type="float">
            <text:p>5 080,35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632" calcext:value-type="float">
            <text:p>1258632</text:p>
          </table:table-cell>
          <table:table-cell table:style-name="ce7" office:value-type="date" office:date-value="2018-02-23" calcext:value-type="date">
            <text:p>23-févr.-2018</text:p>
          </table:table-cell>
          <table:table-cell table:style-name="ce8" office:value-type="string" calcext:value-type="string">
            <text:p>COMMISSION SCOLAIRE ENGLISH-MONTREAL</text:p>
          </table:table-cell>
          <table:table-cell/>
          <table:table-cell table:style-name="ce12" office:value-type="float" office:value="13648.37" calcext:value-type="float">
            <text:p>13 648,37</text:p>
          </table:table-cell>
          <table:table-cell table:style-name="ce8" office:value-type="string" calcext:value-type="string">
            <text:p>Location - Installation sportiv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090" calcext:value-type="float">
            <text:p>1259090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LES AUTOBUS LA MONTREALAISE INC</text:p>
          </table:table-cell>
          <table:table-cell/>
          <table:table-cell table:style-name="ce12" office:value-type="float" office:value="960.64" calcext:value-type="float">
            <text:p>960,64</text:p>
          </table:table-cell>
          <table:table-cell table:style-name="ce8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094" calcext:value-type="float">
            <text:p>1259094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DEMENAGEMENT PERFORMANCE (PMI)</text:p>
          </table:table-cell>
          <table:table-cell/>
          <table:table-cell table:style-name="ce12" office:value-type="float" office:value="2598.44" calcext:value-type="float">
            <text:p>2 598,44</text:p>
          </table:table-cell>
          <table:table-cell table:style-name="ce8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64" calcext:value-type="float">
            <text:p>1254164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FAUNEX</text:p>
          </table:table-cell>
          <table:table-cell/>
          <table:table-cell table:style-name="ce12" office:value-type="float" office:value="262.47" calcext:value-type="float">
            <text:p>262,47</text:p>
          </table:table-cell>
          <table:table-cell table:style-name="ce8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093" calcext:value-type="float">
            <text:p>1259093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MAGIC LIGHT (MC)</text:p>
          </table:table-cell>
          <table:table-cell/>
          <table:table-cell table:style-name="ce12" office:value-type="float" office:value="675.15" calcext:value-type="float">
            <text:p>675,15</text:p>
          </table:table-cell>
          <table:table-cell table:style-name="ce8" office:value-type="string" calcext:value-type="string">
            <text:p>Accessoire de spor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121" calcext:value-type="float">
            <text:p>1259121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/>
          <table:table-cell/>
          <table:table-cell table:style-name="ce12" office:value-type="float" office:value="352.52" calcext:value-type="float">
            <text:p>352,52</text:p>
          </table:table-cell>
          <table:table-cell table:style-name="ce8" office:value-type="string" calcext:value-type="string">
            <text:p>Jeux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441" calcext:value-type="float">
            <text:p>1256441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PPG REVETEMENTS ARCHITECTURAUX CANADA INC.</text:p>
          </table:table-cell>
          <table:table-cell table:style-name="ce4"/>
          <table:table-cell table:style-name="ce12" office:value-type="float" office:value="1312.34" calcext:value-type="float">
            <text:p>1 312,34</text:p>
          </table:table-cell>
          <table:table-cell table:style-name="ce8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47582" calcext:value-type="float">
            <text:p>1247582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PRODUITS SANY</text:p>
          </table:table-cell>
          <table:table-cell table:style-name="ce4" office:value-type="float" office:value="1048199" calcext:value-type="float">
            <text:p>1048199</text:p>
          </table:table-cell>
          <table:table-cell table:style-name="ce12" office:value-type="float" office:value="108.77" calcext:value-type="float">
            <text:p>108,77</text:p>
          </table:table-cell>
          <table:table-cell table:style-name="ce8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246" calcext:value-type="float">
            <text:p>1258246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/>
          <table:table-cell table:style-name="ce4" office:value-type="float" office:value="1048199" calcext:value-type="float">
            <text:p>1048199</text:p>
          </table:table-cell>
          <table:table-cell table:style-name="ce12" office:value-type="float" office:value="421.96" calcext:value-type="float">
            <text:p>421,96</text:p>
          </table:table-cell>
          <table:table-cell table:style-name="ce8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445" calcext:value-type="float">
            <text:p>1256445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SONITEC-VORTISAND INC.</text:p>
          </table:table-cell>
          <table:table-cell/>
          <table:table-cell table:style-name="ce12" office:value-type="float" office:value="1578.75" calcext:value-type="float">
            <text:p>1 578,75</text:p>
          </table:table-cell>
          <table:table-cell table:style-name="ce8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1799" calcext:value-type="float">
            <text:p>1251799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TOSHIBA SOLUTIONS D'AFFAIRES</text:p>
          </table:table-cell>
          <table:table-cell/>
          <table:table-cell table:style-name="ce12" office:value-type="float" office:value="1727.62" calcext:value-type="float">
            <text:p>1 727,62</text:p>
          </table:table-cell>
          <table:table-cell table:style-name="ce8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9092" calcext:value-type="float">
            <text:p>1259092</text:p>
          </table:table-cell>
          <table:table-cell table:style-name="ce7" office:value-type="date" office:date-value="2018-02-27" calcext:value-type="date">
            <text:p>27-févr.-2018</text:p>
          </table:table-cell>
          <table:table-cell table:style-name="ce8" office:value-type="string" calcext:value-type="string">
            <text:p>ULINE CANADA</text:p>
          </table:table-cell>
          <table:table-cell/>
          <table:table-cell table:style-name="ce12" office:value-type="float" office:value="66.6" calcext:value-type="float">
            <text:p>66,60</text:p>
          </table:table-cell>
          <table:table-cell table:style-name="ce8" office:value-type="string" calcext:value-type="string">
            <text:p>Accessoire de sport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4" office:value-type="float" office:value="1254893" calcext:value-type="float">
            <text:p>1254893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AGENCE DOUBLE XPRESSO INC.</text:p>
          </table:table-cell>
          <table:table-cell/>
          <table:table-cell table:style-name="ce12" office:value-type="float" office:value="15748.12" calcext:value-type="float">
            <text:p>15 748,12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08" calcext:value-type="float">
            <text:p>1255308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AUAMQ (L'ASSOCIATION DES URBANISTES ET DES AMENAGISTES MUNICIPAUX DU QUEBEC)</text:p>
          </table:table-cell>
          <table:table-cell/>
          <table:table-cell table:style-name="ce12" office:value-type="float" office:value="715" calcext:value-type="float">
            <text:p>715,00</text:p>
          </table:table-cell>
          <table:table-cell table:style-name="ce8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679" calcext:value-type="float">
            <text:p>1255679</text:p>
          </table:table-cell>
          <table:table-cell table:style-name="ce7" office:value-type="date" office:date-value="2018-02-09" calcext:value-type="date">
            <text:p>9-févr.-2018</text:p>
          </table:table-cell>
          <table:table-cell table:style-name="ce8" office:value-type="string" calcext:value-type="string">
            <text:p>CYCLONE SANTE INC.</text:p>
          </table:table-cell>
          <table:table-cell/>
          <table:table-cell table:style-name="ce12" office:value-type="float" office:value="7349.12" calcext:value-type="float">
            <text:p>7 349,12</text:p>
          </table:table-cell>
          <table:table-cell table:style-name="ce8" office:value-type="string" calcext:value-type="string">
            <text:p>Expertise médical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927" calcext:value-type="float">
            <text:p>1254927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DISTRIBUTIONS LG INC.</text:p>
          </table:table-cell>
          <table:table-cell/>
          <table:table-cell table:style-name="ce12" office:value-type="float" office:value="15748.12" calcext:value-type="float">
            <text:p>15 748,12</text:p>
          </table:table-cell>
          <table:table-cell table:style-name="ce8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956" calcext:value-type="float">
            <text:p>1254956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DUOSON MULTIMEDIA INC</text:p>
          </table:table-cell>
          <table:table-cell/>
          <table:table-cell table:style-name="ce12" office:value-type="float" office:value="10498.75" calcext:value-type="float">
            <text:p>10 498,75</text:p>
          </table:table-cell>
          <table:table-cell table:style-name="ce8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335" calcext:value-type="float">
            <text:p>1256335</text:p>
          </table:table-cell>
          <table:table-cell table:style-name="ce7" office:value-type="date" office:date-value="2018-02-13" calcext:value-type="date">
            <text:p>13-févr.-2018</text:p>
          </table:table-cell>
          <table:table-cell table:style-name="ce8" office:value-type="string" calcext:value-type="string">
            <text:p>EMMANUELLE LOSLIER</text:p>
          </table:table-cell>
          <table:table-cell/>
          <table:table-cell table:style-name="ce12" office:value-type="float" office:value="855" calcext:value-type="float">
            <text:p>855,00</text:p>
          </table:table-cell>
          <table:table-cell table:style-name="ce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684" calcext:value-type="float">
            <text:p>1254684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ENSEIGNES BARBO INC.</text:p>
          </table:table-cell>
          <table:table-cell/>
          <table:table-cell table:style-name="ce12" office:value-type="float" office:value="10498.75" calcext:value-type="float">
            <text:p>10 498,75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34020" calcext:value-type="float">
            <text:p>1234020</text:p>
          </table:table-cell>
          <table:table-cell table:style-name="ce7" office:value-type="date" office:date-value="2018-02-19" calcext:value-type="date">
            <text:p>19-févr.-2018</text:p>
          </table:table-cell>
          <table:table-cell table:style-name="ce8" office:value-type="string" calcext:value-type="string">
            <text:p>FLORENCE METHOT</text:p>
          </table:table-cell>
          <table:table-cell/>
          <table:table-cell table:style-name="ce12" office:value-type="float" office:value="5000" calcext:value-type="float">
            <text:p>5 000,00</text:p>
          </table:table-cell>
          <table:table-cell table:style-name="ce8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186" calcext:value-type="float">
            <text:p>1254186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GAUDREAULT, SONIA</text:p>
          </table:table-cell>
          <table:table-cell/>
          <table:table-cell table:style-name="ce12" office:value-type="float" office:value="2300.62" calcext:value-type="float">
            <text:p>2 300,62</text:p>
          </table:table-cell>
          <table:table-cell table:style-name="ce8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659" calcext:value-type="float">
            <text:p>1257659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LES EDITIONS YVON BLAIS INC</text:p>
          </table:table-cell>
          <table:table-cell/>
          <table:table-cell table:style-name="ce12" office:value-type="float" office:value="255" calcext:value-type="float">
            <text:p>255,00</text:p>
          </table:table-cell>
          <table:table-cell table:style-name="ce8" office:value-type="string" calcext:value-type="string">
            <text:p>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298" calcext:value-type="float">
            <text:p>1255298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LINDA KEMERER</text:p>
          </table:table-cell>
          <table:table-cell/>
          <table:table-cell table:style-name="ce12" office:value-type="float" office:value="2250" calcext:value-type="float">
            <text:p>2 250,00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423" calcext:value-type="float">
            <text:p>1258423</text:p>
          </table:table-cell>
          <table:table-cell table:style-name="ce7" office:value-type="date" office:date-value="2018-02-22" calcext:value-type="date">
            <text:p>22-févr.-2018</text:p>
          </table:table-cell>
          <table:table-cell table:style-name="ce8" office:value-type="string" calcext:value-type="string">
            <text:p>MONTREAL STENCIL INC</text:p>
          </table:table-cell>
          <table:table-cell/>
          <table:table-cell table:style-name="ce12" office:value-type="float" office:value="56.42" calcext:value-type="float">
            <text:p>56,42</text:p>
          </table:table-cell>
          <table:table-cell table:style-name="ce8" office:value-type="string" calcext:value-type="string">
            <text:p>Article et accessoire de bureau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662" calcext:value-type="float">
            <text:p>1254662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NORECOB IMPRIMEUR</text:p>
          </table:table-cell>
          <table:table-cell/>
          <table:table-cell table:style-name="ce12" office:value-type="float" office:value="13527.64" calcext:value-type="float">
            <text:p>13 527,64</text:p>
          </table:table-cell>
          <table:table-cell table:style-name="ce8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724" calcext:value-type="float">
            <text:p>1256724</text:p>
          </table:table-cell>
          <table:table-cell table:style-name="ce7" office:value-type="date" office:date-value="2018-02-14" calcext:value-type="date">
            <text:p>14-févr.-2018</text:p>
          </table:table-cell>
          <table:table-cell table:style-name="ce8" office:value-type="string" calcext:value-type="string">
            <text:p>PLANTE, STÉPHANE</text:p>
          </table:table-cell>
          <table:table-cell/>
          <table:table-cell table:style-name="ce12" office:value-type="float" office:value="2300.63" calcext:value-type="float">
            <text:p>2 300,63</text:p>
          </table:table-cell>
          <table:table-cell table:style-name="ce8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45" calcext:value-type="float">
            <text:p>1255345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12" office:value-type="float" office:value="1469.82" calcext:value-type="float">
            <text:p>1 469,82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255005" calcext:value-type="float">
            <text:p>1255005</text:p>
          </table:table-cell>
          <table:table-cell table:style-name="ce7" office:value-type="date" office:date-value="2018-02-07" calcext:value-type="date">
            <text:p>7-févr.-2018</text:p>
          </table:table-cell>
          <table:table-cell table:style-name="ce8" office:value-type="string" calcext:value-type="string">
            <text:p>TRADUCTIONS TOM DONOVAN INC.</text:p>
          </table:table-cell>
          <table:table-cell/>
          <table:table-cell table:style-name="ce12" office:value-type="float" office:value="10498.75" calcext:value-type="float">
            <text:p>10 498,75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325" calcext:value-type="float">
            <text:p>1255325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VALIQUETTE, MARTIN, MONTMARQUET, POISSANT ET ASSOCIES INC.</text:p>
          </table:table-cell>
          <table:table-cell/>
          <table:table-cell table:style-name="ce12" office:value-type="float" office:value="9999.01" calcext:value-type="float">
            <text:p>9 999,01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4" office:value-type="float" office:value="1257844" calcext:value-type="float">
            <text:p>1257844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ALERTE COURRIER P.M.E.</text:p>
          </table:table-cell>
          <table:table-cell/>
          <table:table-cell table:style-name="ce12" office:value-type="float" office:value="262.47" calcext:value-type="float">
            <text:p>262,47</text:p>
          </table:table-cell>
          <table:table-cell table:style-name="ce8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848" calcext:value-type="float">
            <text:p>1257848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COMCOMTECH INC.</text:p>
          </table:table-cell>
          <table:table-cell/>
          <table:table-cell table:style-name="ce12" office:value-type="float" office:value="678.48" calcext:value-type="float">
            <text:p>678,48</text:p>
          </table:table-cell>
          <table:table-cell table:style-name="ce8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840" calcext:value-type="float">
            <text:p>1257840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L'ASSOCIATION DE TAXI DIAMOND DE MTL LTEE</text:p>
          </table:table-cell>
          <table:table-cell/>
          <table:table-cell table:style-name="ce12" office:value-type="float" office:value="262.47" calcext:value-type="float">
            <text:p>262,47</text:p>
          </table:table-cell>
          <table:table-cell table:style-name="ce8" office:value-type="string" calcext:value-type="string">
            <text:p>Frais - Taxi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342" calcext:value-type="float">
            <text:p>1254342</text:p>
          </table:table-cell>
          <table:table-cell table:style-name="ce7" office:value-type="date" office:date-value="2018-02-05" calcext:value-type="date">
            <text:p>5-févr.-2018</text:p>
          </table:table-cell>
          <table:table-cell table:style-name="ce8" office:value-type="string" calcext:value-type="string">
            <text:p>LE DEVOIR INC.</text:p>
          </table:table-cell>
          <table:table-cell/>
          <table:table-cell table:style-name="ce12" office:value-type="float" office:value="97.26" calcext:value-type="float">
            <text:p>97,26</text:p>
          </table:table-cell>
          <table:table-cell table:style-name="ce8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7653" calcext:value-type="float">
            <text:p>1257653</text:p>
          </table:table-cell>
          <table:table-cell table:style-name="ce7" office:value-type="date" office:date-value="2018-02-20" calcext:value-type="date">
            <text:p>20-févr.-2018</text:p>
          </table:table-cell>
          <table:table-cell table:style-name="ce8" office:value-type="string" calcext:value-type="string">
            <text:p>LES EDITIONS YVON BLAIS INC</text:p>
          </table:table-cell>
          <table:table-cell/>
          <table:table-cell table:style-name="ce12" office:value-type="float" office:value="255" calcext:value-type="float">
            <text:p>255,00</text:p>
          </table:table-cell>
          <table:table-cell table:style-name="ce8" office:value-type="string" calcext:value-type="string">
            <text:p>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501" calcext:value-type="float">
            <text:p>1255501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MEDIAS TRANSCONTINENTAL S.E.N.C</text:p>
          </table:table-cell>
          <table:table-cell/>
          <table:table-cell table:style-name="ce12" office:value-type="float" office:value="2099.75" calcext:value-type="float">
            <text:p>2 099,75</text:p>
          </table:table-cell>
          <table:table-cell table:style-name="ce8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98" calcext:value-type="float">
            <text:p>1255498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POSTMEDIA NETWORK INC</text:p>
          </table:table-cell>
          <table:table-cell/>
          <table:table-cell table:style-name="ce12" office:value-type="float" office:value="1926.31" calcext:value-type="float">
            <text:p>1 926,31</text:p>
          </table:table-cell>
          <table:table-cell table:style-name="ce8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5403" calcext:value-type="float">
            <text:p>1255403</text:p>
          </table:table-cell>
          <table:table-cell table:style-name="ce7" office:value-type="date" office:date-value="2018-02-08" calcext:value-type="date">
            <text:p>8-févr.-2018</text:p>
          </table:table-cell>
          <table:table-cell table:style-name="ce8" office:value-type="string" calcext:value-type="string">
            <text:p>ROGERS COMMUNICATIONS CANADA INC.</text:p>
          </table:table-cell>
          <table:table-cell table:style-name="ce4" office:value-type="float" office:value="1137408" calcext:value-type="float">
            <text:p>1137408</text:p>
          </table:table-cell>
          <table:table-cell table:style-name="ce12" office:value-type="float" office:value="6299.25" calcext:value-type="float">
            <text:p>6 299,25</text:p>
          </table:table-cell>
          <table:table-cell table:style-name="ce8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4" office:value-type="float" office:value="1256179" calcext:value-type="float">
            <text:p>1256179</text:p>
          </table:table-cell>
          <table:table-cell table:style-name="ce7" office:value-type="date" office:date-value="2018-02-13" calcext:value-type="date">
            <text:p>13-févr.-2018</text:p>
          </table:table-cell>
          <table:table-cell table:style-name="ce8" office:value-type="string" calcext:value-type="string">
            <text:p>ASSOCIATION QUEBECOISE DES TRANSPORTS</text:p>
          </table:table-cell>
          <table:table-cell/>
          <table:table-cell table:style-name="ce12" office:value-type="float" office:value="3149.62" calcext:value-type="float">
            <text:p>3 149,62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6184" calcext:value-type="float">
            <text:p>1256184</text:p>
          </table:table-cell>
          <table:table-cell table:style-name="ce7" office:value-type="date" office:date-value="2018-02-16" calcext:value-type="date">
            <text:p>16-févr.-2018</text:p>
          </table:table-cell>
          <table:table-cell table:style-name="ce8" office:value-type="string" calcext:value-type="string">
            <text:p>CERIU</text:p>
          </table:table-cell>
          <table:table-cell/>
          <table:table-cell table:style-name="ce12" office:value-type="float" office:value="3149.62" calcext:value-type="float">
            <text:p>3 149,62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8523" calcext:value-type="float">
            <text:p>1258523</text:p>
          </table:table-cell>
          <table:table-cell table:style-name="ce7" office:value-type="date" office:date-value="2018-02-23" calcext:value-type="date">
            <text:p>23-févr.-2018</text:p>
          </table:table-cell>
          <table:table-cell table:style-name="ce8" office:value-type="string" calcext:value-type="string">
            <text:p>COLLEGE AHUNTSIC.</text:p>
          </table:table-cell>
          <table:table-cell/>
          <table:table-cell table:style-name="ce12" office:value-type="float" office:value="187.93" calcext:value-type="float">
            <text:p>187,93</text:p>
          </table:table-cell>
          <table:table-cell table:style-name="ce8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0575" calcext:value-type="float">
            <text:p>1250575</text:p>
          </table:table-cell>
          <table:table-cell table:style-name="ce7" office:value-type="date" office:date-value="2018-02-02" calcext:value-type="date">
            <text:p>2-févr.-2018</text:p>
          </table:table-cell>
          <table:table-cell table:style-name="ce8" office:value-type="string" calcext:value-type="string">
            <text:p>CENTRE DE SERVICES PARTAGES DU QUEBEC</text:p>
          </table:table-cell>
          <table:table-cell/>
          <table:table-cell table:style-name="ce12" office:value-type="float" office:value="209.97" calcext:value-type="float">
            <text:p>209,97</text:p>
          </table:table-cell>
          <table:table-cell table:style-name="ce8" office:value-type="string" calcext:value-type="string">
            <text:p>Mises à jour de Normes ouvrages routier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54540" calcext:value-type="float">
            <text:p>1254540</text:p>
          </table:table-cell>
          <table:table-cell table:style-name="ce7" office:value-type="date" office:date-value="2018-02-06" calcext:value-type="date">
            <text:p>6-févr.-2018</text:p>
          </table:table-cell>
          <table:table-cell table:style-name="ce8" office:value-type="string" calcext:value-type="string">
            <text:p>LES EDITIONS JURIDIQUES FD INC</text:p>
          </table:table-cell>
          <table:table-cell/>
          <table:table-cell table:style-name="ce12" office:value-type="float" office:value="157.48" calcext:value-type="float">
            <text:p>157,48</text:p>
          </table:table-cell>
          <table:table-cell table:style-name="ce8" office:value-type="string" calcext:value-type="string">
            <text:p>Mise à jour annuelle Code de la sécurité routièr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3" office:value-type="float" office:value="482640.29" calcext:value-type="float">
            <text:p>482 640,29</text:p>
          </table:table-cell>
          <table:table-cell table:number-columns-repeated="1018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>
      <number:day/>
      <number:text>-</number:text>
      <number:month number:textual="true"/>
      <number:text>-</number:text>
      <number:year number:style="long"/>
    </number:date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19:37</meta:creation-date>
    <dc:date>2018-05-08T13:58:00.427000000</dc:date>
    <meta:editing-duration>PT4M36S</meta:editing-duration>
    <meta:editing-cycles>2</meta:editing-cycles>
    <meta:generator>LibreOffice/6.0.3.2$Windows_x86 LibreOffice_project/8f48d515416608e3a835360314dac7e47fd0b821</meta:generator>
    <meta:document-statistic meta:table-count="3" meta:cell-count="878" meta:object-count="0"/>
  </office:meta>
</office:document-meta>
</file>